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83d9" officeooo:paragraph-rsid="000783d9"/>
    </style:style>
    <style:style style:name="P2" style:family="paragraph" style:parent-style-name="Standard">
      <style:text-properties officeooo:rsid="000852a1" officeooo:paragraph-rsid="000852a1"/>
    </style:style>
    <style:style style:name="T1" style:family="text">
      <style:text-properties officeooo:rsid="000a21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6 </text:p>
      <text:p text:style-name="P1">branche </text:p>
      <text:p text:style-name="P1">pour gérer les évolutions de développements légèrement différents (nouvelle fonctionnalité connections de bonne</text:p>
      <text:p text:style-name="P1">Une branche est une ligne <text:s/>de développement indépendante de la ligne principale <text:s text:c="2"/>mais qui partage le même historique une branche pent ensuite être fusionne avec une autre afin d'y reporter les modifications </text:p>
      <text:p text:style-name="P1"/>
      <text:p text:style-name="P1"/>
      <text:p text:style-name="P1"/>
      <text:p text:style-name="P1"/>
      <text:p text:style-name="P1">Multi de branches </text:p>
      <text:p text:style-name="P1">-init d'un dépôt crée une branche nommée master : git init </text:p>
      <text:p text:style-name="P1">-creation de la branche fct1 : git branch fct1</text:p>
      <text:p text:style-name="P1">-basculer sur la branche fct1 : git checkout fct1</text:p>
      <text:p text:style-name="P1">git checkout -b fct1</text:p>
      <text:p text:style-name="P1">-suppresion de la branche fct1 : git branch -d fct1 </text:p>
      <text:p text:style-name="P1">-la fusion permet de &lt;&lt;reporter&gt;&gt; les changement d'une branche sur autre . Elle peut provoquer des conflits ; -git checkout master </text:p>
      <text:p text:style-name="P1">-git merge fot1 </text:p>
      <text:p text:style-name="P1">-git push </text:p>
      <text:p text:style-name="P1"/>
      <text:p text:style-name="P2">Branches distants</text:p>
      <text:p text:style-name="P2">-une branche distante fait reference a une branche dans un depot distant </text:p>
      <text:p text:style-name="P2">-la commande &lt;&lt;git remote ” permet de gérer les dépôts distants</text:p>
      <text:p text:style-name="P2">… regarder documentation </text:p>
      <text:p text:style-name="P2"/>
      <text:p text:style-name="P2"/>
      <text:p text:style-name="P2">workflours → un workflow décrit une ensemble d’activités ainsi que la mamere dont elles s'enchaient </text:p>
      <text:p text:style-name="P2">→ un workflow git décrit : la façon d'utiliser les branches quand et comment les fusionner</text:p>
      <text:p text:style-name="P2"/>
      <text:p text:style-name="P2"><text:s/><text:span text:style-name="T1">workflow une branche prefonctionalte(feature branche)</text:span></text:p>
      <text:p text:style-name="P2">→<text:span text:style-name="T1"> une fonctionalite par branche </text:span></text:p>
      <text:p text:style-name="P2">→<text:span text:style-name="T1"> la branche master ne contient que du code fiable</text:span></text:p>
      <text:p text:style-name="P2">→<text:span text:style-name="T1"> un depot fait reference </text:span></text:p>
      <text:p text:style-name="P2">→<text:span text:style-name="T1"> les feautiers branches sont poussees sur le depot central </text:span></text:p>
      <text:p text:style-name="P2">→<text:span text:style-name="T1"> quand les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0:13:58.758125693</meta:creation-date>
    <dc:date>2016-10-20T12:15:32.888264970</dc:date>
    <meta:editing-duration>PT1H46M2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25" meta:word-count="216" meta:character-count="1334" meta:non-whitespace-character-count="1123"/>
  </office:meta>
</office:document-meta>
</file>